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2" style:parent-style-name="Normal" style:list-style-name="LFO1" style:family="paragraph">
      <style:paragraph-properties fo:margin-top="0.0694in" fo:margin-bottom="0.0694in" fo:line-height="100%"/>
    </style:style>
    <style:style style:name="T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4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7" style:parent-style-name="Normal" style:list-style-name="LFO2" style:family="paragraph">
      <style:paragraph-properties fo:margin-top="0.0694in" fo:margin-bottom="0.0694in" fo:line-height="100%"/>
    </style:style>
    <style:style style:name="T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9" style:parent-style-name="Standardskrifttypeiafsnit" style:family="text">
      <style:text-properties style:font-name="Courier New" style:font-name-asian="Times New Roman" style:font-name-complex="Courier New" fo:font-weight="bold" style:font-weight-asian="bold" style:font-weight-complex="bold" style:letter-kerning="false" fo:font-size="10pt" style:font-size-asian="10pt" style:font-size-complex="10pt" fo:language="en" fo:country="US" style:language-asian="da" style:country-asian="DK"/>
    </style:style>
    <style:style style:name="T1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P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20" style:parent-style-name="Normal" style:list-style-name="LFO3" style:family="paragraph">
      <style:paragraph-properties fo:margin-top="0.0694in" fo:margin-bottom="0.0694in" fo:line-height="100%"/>
    </style:style>
    <style:style style:name="T2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22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31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4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T35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3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44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52" style:parent-style-name="Normal" style:list-style-name="LFO4" style:family="paragraph">
      <style:paragraph-properties fo:margin-top="0.0694in" fo:margin-bottom="0.0694in" fo:line-height="100%"/>
    </style:style>
    <style:style style:name="T5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54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6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67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7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2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T73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7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78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80" style:parent-style-name="Normal" style:list-style-name="LFO5" style:family="paragraph">
      <style:paragraph-properties fo:margin-top="0.0694in" fo:margin-bottom="0.0694in" fo:line-height="100%"/>
    </style:style>
    <style:style style:name="T8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82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8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8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8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00" style:parent-style-name="Normal" style:family="paragraph">
      <style:paragraph-properties fo:margin-top="0.0694in" fo:margin-bottom="0.0694in" fo:line-height="100%"/>
    </style:style>
    <style:style style:name="T101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T102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103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T104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105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106" style:parent-style-name="Normal" style:family="paragraph">
      <style:text-properties fo:language="en" fo:country="US"/>
    </style:style>
  </office:automatic-styles>
  <office:body>
    <office:text text:use-soft-page-breaks="true">
      <text:p text:style-name="P1">In Angular, you can create an alert box using several different approaches, including using Angular Material Dialog, Bootstrap modal, or creating a custom component. Here's a basic example of creating an alert box using Angular Material Dialog:</text:p>
      <text:list text:style-name="LFO1" text:continue-numbering="true">
        <text:list-item>
          <text:p text:style-name="P2"><text:span text:style-name="T3">Install Angular Material</text:span><text:span text:style-name="T4"><text:s/>(if not already installed):</text:span></text:p>
        </text:list-item>
      </text:list>
      <text:p text:style-name="P5">bash</text:p>
      <text:p text:style-name="P6">ng add @angular/material</text:p>
      <text:list text:style-name="LFO2" text:continue-numbering="true">
        <text:list-item>
          <text:p text:style-name="P7"><text:span text:style-name="T8">Import<text:s/></text:span><text:span text:style-name="T9">MatDialogModule</text:span><text:span text:style-name="T10"><text:s/>in your Angular module:</text:span></text:p>
        </text:list-item>
      </text:list>
      <text:p text:style-name="P11">typescript</text:p>
      <text:p text:style-name="P12">import { NgModule } from '@angular/core';</text:p>
      <text:p text:style-name="P13">import { MatDialogModule } from '@angular/material/dialog';</text:p>
      <text:p text:style-name="P14"/>
      <text:p text:style-name="P15">@NgModule({</text:p>
      <text:p text:style-name="P16"><text:s text:c="2"/>imports: [MatDialogModule],</text:p>
      <text:p text:style-name="P17"><text:s text:c="2"/>exports: [MatDialogModule]</text:p>
      <text:p text:style-name="P18">})</text:p>
      <text:p text:style-name="P19">export class MaterialModule {}</text:p>
      <text:list text:style-name="LFO3" text:continue-numbering="true">
        <text:list-item>
          <text:p text:style-name="P20"><text:span text:style-name="T21">Create an Alert Component</text:span><text:span text:style-name="T22">:</text:span></text:p>
        </text:list-item>
      </text:list>
      <text:p text:style-name="P23">typescript</text:p>
      <text:p text:style-name="P24">import { Component } from '@angular/core';</text:p>
      <text:p text:style-name="P25"/>
      <text:p text:style-name="P26">@Component({</text:p>
      <text:p text:style-name="P27"><text:s text:c="2"/>selector: 'app-alert',</text:p>
      <text:p text:style-name="P28"><text:s text:c="2"/>template: `</text:p>
      <text:p text:style-name="P29"><text:span text:style-name="T30"><text:s text:c="4"/></text:span><text:span text:style-name="T31">&lt;h1 mat-dialog-title&gt;{{ title }}&lt;/h1&gt;</text:span></text:p>
      <text:p text:style-name="P32"><text:s text:c="4"/>&lt;div mat-dialog-content&gt;{{ message }}&lt;/div&gt;</text:p>
      <text:p text:style-name="P33"><text:span text:style-name="T34"><text:s text:c="4"/></text:span><text:span text:style-name="T35">&lt;div mat-dialog-actions&gt;</text:span></text:p>
      <text:p text:style-name="P36"><text:s text:c="6"/>&lt;button mat-button (click)="close()"&gt;Close&lt;/button&gt;</text:p>
      <text:p text:style-name="P37"><text:s text:c="4"/>&lt;/div&gt;</text:p>
      <text:p text:style-name="P38"><text:s text:c="2"/>`</text:p>
      <text:p text:style-name="P39">})</text:p>
      <text:p text:style-name="P40">export class AlertComponent {</text:p>
      <text:p text:style-name="P41"><text:s text:c="2"/>title: string;</text:p>
      <text:p text:style-name="P42"><text:span text:style-name="T43"><text:s text:c="2"/></text:span><text:span text:style-name="T44">message: string;</text:span></text:p>
      <text:p text:style-name="P45"/>
      <text:p text:style-name="P46"><text:s text:c="2"/>constructor(private dialogRef: MatDialogRef&lt;AlertComponent&gt;) {}</text:p>
      <text:p text:style-name="P47"/>
      <text:p text:style-name="P48"><text:s text:c="2"/>close(): void {</text:p>
      <text:p text:style-name="P49"><text:s text:c="4"/>this.dialogRef.close();</text:p>
      <text:p text:style-name="P50"><text:s text:c="2"/>}</text:p>
      <text:p text:style-name="P51">}</text:p>
      <text:list text:style-name="LFO4" text:continue-numbering="true">
        <text:list-item>
          <text:p text:style-name="P52"><text:span text:style-name="T53">Create a Service to Trigger the Alert</text:span><text:span text:style-name="T54">:</text:span></text:p>
        </text:list-item>
      </text:list>
      <text:p text:style-name="P55">typescript</text:p>
      <text:p text:style-name="P56">import { Injectable } from '@angular/core';</text:p>
      <text:p text:style-name="P57">import { MatDialog } from '@angular/material/dialog';</text:p>
      <text:p text:style-name="P58">import { AlertComponent } from './alert.component';</text:p>
      <text:p text:style-name="P59"/>
      <text:p text:style-name="P60">@Injectable({</text:p>
      <text:soft-page-break/>
      <text:p text:style-name="P61"><text:s text:c="2"/>providedIn: 'root'</text:p>
      <text:p text:style-name="P62">})</text:p>
      <text:p text:style-name="P63">export class AlertService {</text:p>
      <text:p text:style-name="P64"/>
      <text:p text:style-name="P65"><text:span text:style-name="T66"><text:s text:c="2"/></text:span><text:span text:style-name="T67">constructor(private dialog: MatDialog) { }</text:span></text:p>
      <text:p text:style-name="P68"/>
      <text:p text:style-name="P69"><text:s text:c="2"/>open(title: string, message: string): void {</text:p>
      <text:p text:style-name="P70"><text:s text:c="4"/>this.dialog.open(AlertComponent, {</text:p>
      <text:p text:style-name="P71"><text:span text:style-name="T72"><text:s text:c="6"/></text:span><text:span text:style-name="T73">data: { title, message },</text:span></text:p>
      <text:p text:style-name="P74"><text:s text:c="6"/>disableClose: true</text:p>
      <text:p text:style-name="P75"><text:s text:c="4"/>});</text:p>
      <text:p text:style-name="P76"><text:span text:style-name="T77"><text:s text:c="2"/></text:span><text:span text:style-name="T78">}</text:span></text:p>
      <text:p text:style-name="P79">}</text:p>
      <text:list text:style-name="LFO5" text:continue-numbering="true">
        <text:list-item>
          <text:p text:style-name="P80"><text:span text:style-name="T81">Use the Alert Service in your Component</text:span><text:span text:style-name="T82">:</text:span></text:p>
        </text:list-item>
      </text:list>
      <text:p text:style-name="P83">typescript</text:p>
      <text:p text:style-name="P84">import { Component } from '@angular/core';</text:p>
      <text:p text:style-name="P85">import { AlertService } from './alert.service';</text:p>
      <text:p text:style-name="P86"/>
      <text:p text:style-name="P87">@Component({</text:p>
      <text:p text:style-name="P88"><text:s text:c="2"/>selector: 'app-your-component',</text:p>
      <text:p text:style-name="P89"><text:s text:c="2"/>template: `</text:p>
      <text:p text:style-name="P90"><text:s text:c="4"/>&lt;button (click)="showAlert()"&gt;Show Alert&lt;/button&gt;</text:p>
      <text:p text:style-name="P91"><text:s text:c="2"/>`</text:p>
      <text:p text:style-name="P92">})</text:p>
      <text:p text:style-name="P93">export class YourComponent {</text:p>
      <text:p text:style-name="P94"><text:s text:c="2"/>constructor(private alertService: AlertService) {}</text:p>
      <text:p text:style-name="P95"/>
      <text:p text:style-name="P96"><text:s text:c="2"/>showAlert(): void {</text:p>
      <text:p text:style-name="P97"><text:s text:c="4"/>this.alertService.open('Alert Title', 'This is an alert message.');</text:p>
      <text:p text:style-name="P98"><text:s text:c="2"/>}</text:p>
      <text:p text:style-name="P99">}</text:p>
      <text:p text:style-name="P100"><text:span text:style-name="T101">Remember to import and include the<text:s/></text:span><text:span text:style-name="T102">MaterialModule</text:span><text:span text:style-name="T103"><text:s/>in your main Angular module and provide the<text:s/></text:span><text:span text:style-name="T104">MatDialogModule</text:span><text:span text:style-name="T105"><text:s/>in your app module's imports array. This example demonstrates a basic alert box using Angular Material Dialog. Depending on your requirements, you can customize it further or explore other options like Bootstrap modal or custom components.</text:span></text:p>
      <text:p text:style-name="P1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 fo:hyphenate="false"/>
    </style:style>
    <style:style style:name="Stærk" style:display-name="Stærk" style:family="text" style:parent-style-name="Standardskrifttypeiafsnit">
      <style:text-properties fo:font-weight="bold" style:font-weight-asian="bold" style:font-weight-complex="bold"/>
    </style:style>
    <style:style style:name="FormateretHTML" style:display-name="Formateret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 fo:hyphenate="false"/>
    </style:style>
    <style:style style:name="FormateretHTMLTegn" style:display-name="Formateret HTML Tegn" style:family="text" style:parent-style-name="Standardskrifttypeiafsni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HTML-kode" style:display-name="HTML-kode" style:family="text" style:parent-style-name="Standardskrifttypeiafsnit">
      <style:text-properties style:font-name="Courier New" style:font-name-asian="Times New Roman" style:font-name-complex="Courier New" fo:font-size="10pt" style:font-size-asian="10pt" style:font-size-complex="10pt"/>
    </style:style>
    <style:style style:name="hljs-keyword" style:display-name="hljs-keyword" style:family="text" style:parent-style-name="Standardskrifttypeiafsnit"/>
    <style:style style:name="hljs-title" style:display-name="hljs-title" style:family="text" style:parent-style-name="Standardskrifttypeiafsnit"/>
    <style:style style:name="hljs-string" style:display-name="hljs-string" style:family="text" style:parent-style-name="Standardskrifttypeiafsnit"/>
    <style:style style:name="hljs-meta" style:display-name="hljs-meta" style:family="text" style:parent-style-name="Standardskrifttypeiafsnit"/>
    <style:style style:name="hljs-attr" style:display-name="hljs-attr" style:family="text" style:parent-style-name="Standardskrifttypeiafsnit"/>
    <style:style style:name="hljs-built_in" style:display-name="hljs-built_in" style:family="text" style:parent-style-name="Standardskrifttypeiafsnit"/>
    <style:style style:name="hljs-params" style:display-name="hljs-params" style:family="text" style:parent-style-name="Standardskrifttypeiafsnit"/>
    <style:style style:name="hljs-variable" style:display-name="hljs-variable" style:family="text" style:parent-style-name="Standardskrifttypeiafsnit"/>
    <style:style style:name="hljs-property" style:display-name="hljs-property" style:family="text" style:parent-style-name="Standardskrifttypeiafsnit"/>
    <style:style style:name="hljs-literal" style:display-name="hljs-literal" style:family="text" style:parent-style-name="Standardskrifttypeiafsni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mas Müller</meta:initial-creator>
    <dc:creator>Tomas Müller</dc:creator>
    <meta:creation-date>2024-01-28T14:05:00Z</meta:creation-date>
    <dc:date>2024-01-28T14:05:00Z</dc:date>
    <meta:template xlink:href="Normal.dotm" xlink:type="simple"/>
    <meta:editing-cycles>1</meta:editing-cycles>
    <meta:editing-duration>PT0S</meta:editing-duration>
    <meta:document-statistic meta:page-count="2" meta:paragraph-count="4" meta:word-count="335" meta:character-count="2376" meta:row-count="17" meta:non-whitespace-character-count="2045"/>
  </office:meta>
</office:document-meta>
</file>